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bastard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bastards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bitch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bitches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cock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cocksucker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cocksuckers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cu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motherfucker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motherfucking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niggas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nigger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prick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slu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son-of-a-bitch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twa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ass</text:p>
          </table:table-cell>
          <table:table-cell office:value-type="float" office:value="-4">
            <text:p>-4</text:p>
          </table:table-cell>
        </table:table-row>
        <table:table-row table:style-name="ro2">
          <table:table-cell office:value-type="string">
            <text:p>assfucking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asshole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bullshi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catastrophic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damn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damned</text:p>
          </table:table-cell>
          <table:table-cell office:value-type="float" office:value="-4">
            <text:p>-4</text:p>
          </table:table-cell>
        </table:table-row>
        <table:table-row table:style-name="ro2">
          <table:table-cell office:value-type="string">
            <text:p>damni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dick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dickhead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fraud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frauds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fraudster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fraudsters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fraudulence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fraudul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fuck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fucked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fucker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fuckers</text:p>
          </table:table-cell>
          <table:table-cell office:value-type="float" office:value="-4">
            <text:p>-4</text:p>
          </table:table-cell>
        </table:table-row>
        <table:table-row table:style-name="ro2">
          <table:table-cell office:value-type="string">
            <text:p>fuckface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fuckhead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fucking</text:p>
          </table:table-cell>
          <table:table-cell office:value-type="float" office:value="-4">
            <text:p>-4</text:p>
          </table:table-cell>
        </table:table-row>
        <table:table-row table:style-name="ro2">
          <table:table-cell office:value-type="string">
            <text:p>fucktard</text:p>
          </table:table-cell>
          <table:table-cell office:value-type="float" office:value="-4">
            <text:p>-4</text:p>
          </table:table-cell>
        </table:table-row>
        <table:table-row table:style-name="ro2">
          <table:table-cell office:value-type="string">
            <text:p>fuked</text:p>
          </table:table-cell>
          <table:table-cell office:value-type="float" office:value="-4">
            <text:p>-4</text:p>
          </table:table-cell>
        </table:table-row>
        <table:table-row table:style-name="ro2">
          <table:table-cell office:value-type="string">
            <text:p>fuking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hell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jackass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jackasses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piss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pissed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rape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rapis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scumbag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shi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shithead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shrew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torture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tortured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tortures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torturing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whore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wtf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abhor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bhorr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bhorr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bhor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bus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bus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buse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busiv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crimonious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agonise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agonised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agonises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agonis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goniz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goniz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gonize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goniz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nger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nger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ngr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nguish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nguish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pathetic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pathy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apeshi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rrest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ssassination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ssassination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wful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bad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badas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badl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bankrupt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bankster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betra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betrayal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betray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betray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betray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blood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bor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brainwash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brib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an't stan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atastroph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harg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harmles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hastis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hastis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hastise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hastis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hea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heat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heater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heater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heat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ollud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onspirac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over-up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rap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rim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riminal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riminal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risi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ruel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cruelt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amag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amage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a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cei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ceitful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ceiv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ceiv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ceive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ceiv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ception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fec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fect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spair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spair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spair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sperat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speratel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spond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stro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stroy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stroy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stroy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struction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estructiv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i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ied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dipshi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ir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ireful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isastrou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isgus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isgust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isgust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istrus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istrustful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oes not work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ouche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doucheba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readful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dumb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dumbas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evil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fag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faggot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faggot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fak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fake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fak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falsifi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falsif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fatalitie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fatalit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fed up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felonie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felon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fiasco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frenz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frightening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fu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furiou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goddamn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gre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green wash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green washing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greenwash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greenwasher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greenwashers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greenwash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guil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guilt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hat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hat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hater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hate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hat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heartbreak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heartbroken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horrendou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horribl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horrific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horrifi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humiliat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humiliation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hysteria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hysterical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hysteric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dio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diotic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llegal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mbecil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rat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rritat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rritat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rritat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jerk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kill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kill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kill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kill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liar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liar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loath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loath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loathe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loath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loos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loose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loser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los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los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los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lunatic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lunatic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ma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madden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madl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madnes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mediocrit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miserabl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mislead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moron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murder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murderou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nast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no fun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not work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nut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obnoxiou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outrag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outrag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panic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panick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panic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perjur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piss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pseudoscienc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acism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acis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acist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a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anter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anter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ant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ridiculou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scandal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scandalou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scandal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screwed up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selfish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selfishnes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shitt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sinful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slaver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spammer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spammer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suck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suck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swindl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swindle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swindl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terribl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terribl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terrifi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terror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terroriz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terroriz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terrorize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trauma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traumatic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treason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treasonou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ugl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victim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victimiz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victimiz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victimize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victimiz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victim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vil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violenc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viol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vitriolic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wanker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warning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whitewash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withdrawal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woeful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worri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worry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worry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worse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worsen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worsened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worsening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worsens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wrathful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aband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bando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bandon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bduc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bduc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bduction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ccid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ccidenta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ccidentall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cciden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ccusa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ccusation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ccus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ccus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ccus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ccus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ch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ch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dmonish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dmonish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frai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ggravat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ggrava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ggravat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ggrava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ggress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ggression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ggressi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ghas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larm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larm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larmis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larmis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liena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llergic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lon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nimosit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nno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nnoyanc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nnoy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nnoy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nnoy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ntagonistic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nxiet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nxiou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pocalyptic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ppall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ppall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pprehensi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rres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rres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rrogant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string">
            <text:p>asham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sham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wkwar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ailou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amboozl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amboozl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amboozl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a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an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arri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eate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elittl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elittl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erea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ereav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ereav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ereav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ias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itt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itterl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izarr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lah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lam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lam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lam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lam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lurr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oastfu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or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or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oth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other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other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othersom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oycot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oycot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oycot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oycot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rood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ulli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ully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umm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urde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urde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urden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urden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arel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ashing i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asualt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enso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ensor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ensor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hagri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hagri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haotic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harg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heerl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hildish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hok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hok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hok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hok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lash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luel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ck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erc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llaps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llaps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llaps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llaps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llis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llision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mplac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mplai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mplai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mplain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ndem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ndemna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ndem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ndemn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nflic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nflicting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string">
            <text:p>conflicti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nflic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nfus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nfus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nfus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nstrai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ntag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ntagion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ntemp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ntemptuou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ntemptuousl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ntentiou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ntestabl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ntroversia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ntroversiall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rner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stl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war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owardl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rash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razi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razies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raz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restfalle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ri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ri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ritic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riticism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riticiz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riticiz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riticiz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riticiz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ritic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rush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ry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ynic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ynica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cynicism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ang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arkes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adlock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ath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b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fea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fensel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fici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grad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grad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grad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humaniz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humaniz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humaniz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humaniz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jec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jec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jec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jec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moraliz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ni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ni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nier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ni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nounc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nounc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n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ny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press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press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rai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rail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rail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rid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rid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rid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rid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ris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tai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tai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ten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vastat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vasta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vasta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ffid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r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rti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rties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rt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advantag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advantag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appoi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appoin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appoin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appoint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appointmen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appoin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ast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aster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belie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consolat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consola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conten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cor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courag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credi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dai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grac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grac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hearte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hones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illusio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incli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join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lik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ma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may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ord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organiz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orien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parag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parag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parag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parag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pleas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put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pu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put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pu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qualifi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quie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regar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regard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regard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regard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respec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respec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rup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ruption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rupti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satisfi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tor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tor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tor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tor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trac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trac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trac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trac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tr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tress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tress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tress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turb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turb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turb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sturb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ither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odg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odg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olorous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string">
            <text:p>dont lik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oom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oom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owncas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ownhear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ownsid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rai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rea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read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read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rear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roop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row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row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rown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runk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ubiou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u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ul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ump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up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up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ysfunc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eri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er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mbarra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mbarrass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mbarrass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mbarrass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mbarrass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mbitter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mergenc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nemi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nem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nnui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nrag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nrag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nrag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nrag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nsla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nslav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nslav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nviou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rroneou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xaggerat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xaggera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xaggerat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xaggera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xclud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xhaus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xpe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xpell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xpell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xpel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xploi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xploi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xploi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xploi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a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ai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ail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ail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ail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ailur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ailur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ainthear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alle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ascis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ascis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atigu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atigu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atigu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atigu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ea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earfu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ear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earsom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eebl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idget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ir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ir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ir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lop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lop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lu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luster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oo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oolish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ool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oreclosur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oreclosur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orgetfu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righ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rightened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string">
            <text:p>friki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rustrat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rustra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rustrat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rustra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rustra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um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ga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gagg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gidd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gloom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glum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gra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greed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grief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griev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gro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gullibilit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gullibl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apl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aplessn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ardship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arm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arm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armfu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arm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arm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arri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arsh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arsh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arshes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aun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avoc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eavyhear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elpl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esita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esitat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indranc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oax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omesick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ooliga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ooliganism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ooligan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opel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opelessn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ostil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uckst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ung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ur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ur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ur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hypocritica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gnoranc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gnora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gnor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l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lliterac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lln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llness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mpati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mperfec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mpot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mpriso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abilit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ac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adequat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capabl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capacita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cens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competenc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compet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considerat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convenienc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conveni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decisi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differenc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differ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digna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digna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doctrinat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doctrina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doctrinat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doctrina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effecti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effectivel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fec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ferio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flam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fring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furiat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furia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furiat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furia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jur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jur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justic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quisi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san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sanit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secur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sensiti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sensitivit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significa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sipi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sul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sul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sul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sul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terroga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terrup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terrup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terrup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terrup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terrup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timidat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timida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timidat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timida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timida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rresolut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tch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jail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jealou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jeopard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joyl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lack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lackadaisica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lagg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lagg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lag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lam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lawsui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lawsui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lethargic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letharg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libelou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li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litigiou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livi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lobb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lobby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lonel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lonesom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lugubriou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eaningl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elanchol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enac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enac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ess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essing up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ndl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beha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behav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behav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behav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er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giv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informa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inform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interpre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repor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representa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s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s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tak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take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tak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tak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understan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understand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understand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isunderstoo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oa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oa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oan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oan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ock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ock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ock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ock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onger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onopoliz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onopoliz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onopoliz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onopoliz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our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our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ournfu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ourn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ourn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umpish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urd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urder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murder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n00b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nai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naï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need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negati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negativit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neglec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neglec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neglec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neglec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nervou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nervousl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nonsens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noob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nose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not goo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notoriou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bliterat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blitera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bscen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bsolet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bstacl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bstacl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bstinat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ffen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ffend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ffend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ffend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ffend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ppress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ppressi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ptionl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utcr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utmaneuver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verreac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verreac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verreac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verreac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versel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versell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versell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versimplifica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versimplifi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versimplifi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versimplif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verstat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overstatemen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ai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ai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athetic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enalt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eri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erpetrato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erpetrator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erplex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ersecut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ersecu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ersecut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ersecu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erturb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esk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essimism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essimistic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etrifi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hobic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iqu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iqu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iteou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it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ois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ois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oiso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oison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ollut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ollu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ollut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olluter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ollut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oo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oor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oores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ossessi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owerl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rblm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rblm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ressur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ris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rison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risoner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roblem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roblem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rofite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ropaganda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rosecu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rotes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rotester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rotes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rotes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unish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unish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unish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uniti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uzzl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quak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questionabl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ag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agefu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ash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bell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cess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ckl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fus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fus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fus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gre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gretfu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gre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gret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gret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mors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puls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sentfu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stl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stric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stric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stric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stric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stric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tar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tard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veng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evengefu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io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io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isk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isk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ob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obb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ob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ob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ob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ui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ui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uin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ruin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abotag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a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adde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adde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adl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arcastic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cam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cam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capegoa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capegoa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car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car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car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ceptica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col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cor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cornfu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cream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cream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cream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cream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crew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edi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editiou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elf-delud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entenc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entenc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entenc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entenc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ever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hak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ham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ham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hamefu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hatter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hock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hock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hock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hock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hort-sigh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hort-sightedn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hortag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hortag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ick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igh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inglemind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keptic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keptica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kepticism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keptic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lam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lash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lash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lash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lash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leeplessn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luggish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mea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mo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nub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nubb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nubb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nub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omb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orrow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orrowfu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pam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pamm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peculati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piritl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pitefu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ab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abb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ab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al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all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all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amped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artl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ar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arv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arv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arv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ea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eal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ereotyp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ereotyp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ing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ole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rangl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ress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resso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ressor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ricke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riker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ruggl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ruggl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ruggl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ruggl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ubbor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uck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un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upi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tupidl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ubversiv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uffe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uffer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uffer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uicida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uicid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u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ulk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ulk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ulle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uspiciou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wea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wear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swear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ar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ear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ens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horn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houghtl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hrea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hreate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hreate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hreaten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hreaten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hrea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hwar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hwar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hwar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hwar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imi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imorou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ir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i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oothl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or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otalitaria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otalitarianism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ou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ou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ou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ou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raged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ragic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rapp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ravest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rembl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remulou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rick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ricker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roubl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roubl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roubl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tumo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acceptabl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apprecia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approv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awar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comfortabl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concer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dermin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dermi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dermin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dermin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deserv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desirabl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eas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employ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ethica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fai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focus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fulfill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happ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health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impress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intellig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jus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lovabl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lov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motiva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professional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research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satisfi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secur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sophistica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stabl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suppor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wan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nworth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pse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pse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pset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ptigh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sel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uselessn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vagu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vexatio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vex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viciou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violat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viola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violate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viola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virul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vulnerabilit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vulnerabl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alkou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alkou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ar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arfar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arn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arn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arn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ast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ast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eak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eakn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ear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eep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eepi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eir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ick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oebegone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orthles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reck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rong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wronged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yucky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zealo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zealots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absente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bsentee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dmi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dmit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dmitt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ffect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fflict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ffront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la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ler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mbival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nti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apologise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apologised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apologises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apologis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pologiz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pologiz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pologize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pologiz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polog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ttack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ttack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ttack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ttack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ver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vert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vert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voi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void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void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wai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wait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waits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ax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x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banish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battl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battle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beat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bia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blin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block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block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block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block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bomb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brok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broken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ancel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cancelled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cancell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ancel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ancer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autiou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halleng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hill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loud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ollid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ollide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ollid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omba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ombat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ontagiou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onten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ontender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ontend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orps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ramp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rush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rushe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rush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r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urs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u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ut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utt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arknes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eafen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efer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eferr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efia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ela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elay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eman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emand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emand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emand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emonstration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etach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ifficul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ilemma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isabl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isappear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isappear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isappear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iscar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iscard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iscard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iscard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iscount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isguis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isguis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isguise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isguis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izz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oub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oubt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oubtful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oubt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oubt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ra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ragg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rag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rop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ump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ump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emptines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empt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envie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env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envy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escap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escape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escap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eviction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exclud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exclusion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excus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exemp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expos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expos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expose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expos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fall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farc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figh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flee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forc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forge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forgotten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frantic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frown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funeral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funeral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ghos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gloom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gray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gre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gun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hack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hau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haunt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hi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hid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hide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hid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gnor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gnore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mmobiliz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mpos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mpos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mpose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mpos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hibi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ronic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ron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rrational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rreversibl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solat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jump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la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laz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leak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leak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leav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limitation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limit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limit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litigation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long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loom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loom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loom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loom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lowes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lurk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lurk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lurk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made-up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mandator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manipulat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manipulat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manipulation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mischief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mischief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misrea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mood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mop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mop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myth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nerve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nois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numb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offlin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overloa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overlook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overweigh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oxymoron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aradox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arle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assiv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assivel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a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ensiv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ileup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iti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ostpon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ostpon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ostpone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ostpon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overt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ressur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reten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retend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retend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rev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revent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revent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revent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rosecut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rosecute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rosecution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rovok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rovok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rovoke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rovok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ush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question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question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rain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rejec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reject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reject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reject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relentles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repuls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resign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resign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resign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resign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retain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retrea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ri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rigg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app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educ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hoo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h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ilenc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ill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neak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olemn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or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orr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quelch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tifl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top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topp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topp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top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trang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trangel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trik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trike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truck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uspec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uspect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uspect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uspect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uspen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uspend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tension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trap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unbelievabl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unbeliev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uncertain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unclear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unconfirm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unconvinc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uncredit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undecid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underestimat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underestimat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underestimate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underestimat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unequal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unsettl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unsur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urg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verdic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verdict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vociferou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wast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wavering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widowe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worn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ome kin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boar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bsorb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ep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ept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ep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ep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hievab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t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equa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op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op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vanc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gre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gre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gre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gre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low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ticip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d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trac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tract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trac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thori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os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ost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os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os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rightnes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pab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efre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erta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ea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ear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earl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ea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ed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m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mi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mitt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mit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ell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vi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vinc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vin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o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urio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cis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s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amo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rea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ream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as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mbra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g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gag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gross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s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sur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erpris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a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a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lor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loratio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t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te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it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eel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tnes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g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giv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e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es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o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a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ant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an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a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ee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eet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ee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ee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ow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uarante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un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u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mu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crea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creas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ova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ova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ov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n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es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es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rig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vi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vi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es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ew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ewe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o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e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ug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ugh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ugh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ugh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ugh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unch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g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gall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ni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ghtheart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te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ditat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tiva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tiv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ea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ay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ay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epar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et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mi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mis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mis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mo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mot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mo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mo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spec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spec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tec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tect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tec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ac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ach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ach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ach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ass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assur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assu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lie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liev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to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tor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to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tor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f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fel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fe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li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a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ar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a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gnifica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gnific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mar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ber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lu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lutio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l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lv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lv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lv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ar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ir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imula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imulat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imula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ra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bstanti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bstantiall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ppor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pporte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ppor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us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nif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nit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nmatch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alida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alidat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alida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alidat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st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sion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sio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tam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ar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msic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is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ish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ish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ea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earn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biliti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bilit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bsol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bsolv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bsolv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bsolv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ccomplish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ccomplish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ccomplish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cqui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cqui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cquitt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cquitt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dvantag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dvantag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dventu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dventuro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go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greea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maz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maz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maz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mbitio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ea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eas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eas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eas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lau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laud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laud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lau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lau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recia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reciat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recia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reciat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reci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rov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rov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pprov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sse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sse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stonish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ttract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ttrac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ttraction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vi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ack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argai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enefi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enefit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enefitted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enefitt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et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les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less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lith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l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ldl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ra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rightes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ris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uoy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l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lm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lm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lm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refu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refull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a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anc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er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erfu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er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e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rish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rish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rish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rish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ic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larifi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larit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lean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lev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for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forta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fort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for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men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mend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mit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passiona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pet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peti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mprehens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cilia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ciliat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cilia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ciliat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fide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fid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gra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gratula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gratul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gratulation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s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sen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sola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vivi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urag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urageo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urteo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urtes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zines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rea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u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aredevi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ar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auntles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ea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ebonai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edicat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efend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efende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esira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esir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esiro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etermin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ag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arnes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a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ffec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ffectivel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eg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egantl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mpathetic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chant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courag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courag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courag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courag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dor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dors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dors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dors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ergetic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joy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joy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lighte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lighten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lighten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lighten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ertain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rust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steem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thic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asperat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clus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onera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onerat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onera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onerat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i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vo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vor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vorit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favorit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vori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vo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earles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erv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ervi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es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lagshi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cus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n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ndnes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rtuna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reedo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riendl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risk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ulfil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ulfill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ulfill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unk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uti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ai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ain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ain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ain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enero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if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lorio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l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ratific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reeting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rowth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ai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ail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ardi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ard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ealth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eave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el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elpfu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elp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elp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e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ero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ighligh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ilario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ones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ono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onor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onoring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honour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honoured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honour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op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opefu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opefull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op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op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u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ug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umo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umorou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humour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humouro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mmort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mporta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mport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mpro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mprov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mprov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mprov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destructi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fatuat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fatu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fluenti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nova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quisi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spir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spiration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spi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spir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spi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tac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tegrit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tellig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terest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terest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trica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vinci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vulnera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rresisti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rresponsi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aunt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ocula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ok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ok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oll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ovi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usti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ustifiabl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ustifi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in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ind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is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andma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k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k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k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vel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ov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tu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aningfu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rc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thodic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tivat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tivat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ift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o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ove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bsess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k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pportuniti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pportunit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ptimis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ptimistic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utreach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rd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rdon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rdon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rdon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ssiona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a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acefu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acefull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rfect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rfec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icturesq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layfu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si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sitivel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werfu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ivileg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ac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gres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min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u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udl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aptu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aptur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aptu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atifi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assur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commen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commend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comme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deem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lax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li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liev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liev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lish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marka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sc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scu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scu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solu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sol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solv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solv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solv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spect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sponsi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spons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stfu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ver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v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viv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war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ward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ward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war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ich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bus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ma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tisfi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v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cu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cur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cu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lf-confid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re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nce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ncerel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nceres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ncerit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lic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lick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lickes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mar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martes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mi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mil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mil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mil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li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lidarit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phisticat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irit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ghtl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a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amin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eadfas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imulat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ou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rength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rengthe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rengthen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rengthen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rengthen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ro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rong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ronges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a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cces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nsh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perio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ppor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pport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ppor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ppor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rviv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rviv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rvivo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wee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wif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wiftl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ympathetic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ympath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nd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hankfu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houghtfu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oler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op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anqui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easu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easures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boolean" office:boolean-value="true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ust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nbias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nequal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nstoppa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ntarnish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sefu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sefulnes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indica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indicat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indica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indicat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irtuo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armth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alth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lcom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lcom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lcom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illingnes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th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th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yee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youthfu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zealo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dmi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dmir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dmi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dmiring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dorab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do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dor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do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ffec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ffectiona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mus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mus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mus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musement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stoun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stound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stounding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stoundingl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stoun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udacio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war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ward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war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eatific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eauti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eautifu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eautifull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eautif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elov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es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lessing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lis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lissfu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lockbust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reakthrough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aptivat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elebra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elebrat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elebrat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elebrating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har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harming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heer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lass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ol stuf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earl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eligh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elight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elighting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elight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evot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lat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l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nraptur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nthra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nthusiastic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uphor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xcellenc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xcell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xci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xcit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xcit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xciting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xhilarat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xhilarat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xhilarating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xult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xultantl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ithfu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scina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scinat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scinat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scinating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tw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all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allantl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allantr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enia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la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lamorou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lamouro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le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leefu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oo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oodnes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racio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ran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ratefu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rea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reat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reates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hah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hahah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hahahah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appines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app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eartfel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eroic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humero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mpres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mpress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mpress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mpressiv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spiring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o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oyfu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oyfull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oyo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ubil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udo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aw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o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ovab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ov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ov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oveli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ovel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oya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oyalt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uck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uckil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uck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ve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velo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vel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eda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err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rth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rthfu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rthfull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ic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mino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nce-in-a-lifetim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aradis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erfec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erfectl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leas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leas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leasu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opula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ais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ais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ais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aising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ospero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ight direc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igoro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igorousl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coop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ex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ooth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ooth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oothing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ark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arkl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arkling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lend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uccessfu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up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ibr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igila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isionar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italit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ivacio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ealth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inwi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oho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ship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yumm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mazing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wesom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rillia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cstatic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uphoric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xubera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abulou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antastic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u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unni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unn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odsen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eavenl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ifesav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ma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mfa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sterpiec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sterpiec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iracl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verjoye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apturou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joic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joice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joic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joicing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of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oflcopt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oflma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otf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otflmfa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otflo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tunning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errific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riumph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riumpha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inn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inning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in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nderfu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o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ow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w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wow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www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reathtaking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hurrah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utstanding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uperb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hrilled</text:p>
          </table:table-cell>
          <table:table-cell office:value-type="float" office:value="5">
            <text:p>5</text:p>
          </table:table-cell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7T00:25:35.66</meta:creation-date>
    <dc:date>2013-05-07T00:27:14.99</dc:date>
    <meta:editing-duration>P0D</meta:editing-duration>
    <meta:editing-cycles>1</meta:editing-cycles>
    <meta:document-statistic meta:table-count="1" meta:cell-count="4954" meta:object-count="0"/>
    <meta:generator>LibreOffice/4.0.2.2$Windows_x86 LibreOffice_project/4c82dcdd6efcd48b1d8bba66bfe1989deee49c3</meta:generator>
  </office:meta>
</office:document-meta>
</file>